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0.614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bottom"/>
      <style:paragraph-properties fo:text-align="center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5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>
            <text:p>Вносимая битовая скорость, бит/с</text:p>
          </table:table-cell>
          <table:table-cell table:style-name="ce4" office:value-type="string">
            <text:p><text:s text:c="2"/></text:p>
          </table:table-cell>
          <table:table-cell table:style-name="ce5" table:number-columns-repeated="2"/>
          <table:table-cell table:style-name="ce6" office:value-type="string">
            <text:p>Эксперт №</text:p>
          </table:table-cell>
          <table:table-cell table:style-name="ce5" table:number-columns-repeated="5"/>
          <table:table-cell table:style-name="ce7"/>
          <table:table-cell table:style-name="ce2" office:value-type="string">
            <text:p>CMOS-оценка</text:p>
          </table:table-cell>
        </table:table-row>
        <table:table-row table:style-name="ro2">
          <table:table-cell table:style-name="ce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Default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table:formula="of:=AVERAGE([.B3:.K3])" office:value-type="float" office:value="-1.7">
            <text:p>-1,7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formula="of:=AVERAGE([.B4:.K4])" office:value-type="float" office:value="-1.6">
            <text:p>-1,6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1">
            <text:p>-0,1</text:p>
          </table:table-cell>
        </table:table-row>
        <table:table-row table:style-name="ro2">
          <table:table-cell office:value-type="string">
            <text:p>Исходный 50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office:value-type="float" office:value="-0.2">
            <text:p>-0,2</text:p>
          </table:table-cell>
        </table:table-row>
        <table:table-row table:style-name="ro2">
          <table:table-cell table:style-name="Default" table:number-columns-repeated="12"/>
        </table:table-row>
        <table:table-row table:style-name="ro2">
          <table:table-cell table:style-name="Default">
            <draw:frame table:end-cell-address="Лист1.M31" table:end-x="1.365cm" table:end-y="0.054cm" draw:z-index="0" draw:style-name="gr1" svg:width="10.54cm" svg:height="8.979cm" svg:x="2.692cm" svg:y="0.108cm">
              <draw:object draw:notify-on-update-of-ranges="Лист1.A3:Лист1.A8 Лист1.L3:Лист1.L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1.02.2012</text:date>, <text:time>15:35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2-02-01T15:35:46.83</dc:date>
    <meta:editing-duration>PT00H11M29S</meta:editing-duration>
    <meta:editing-cycles>4</meta:editing-cycles>
    <meta:document-statistic meta:table-count="1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41cm" svg:height="8.98cm" xlink:href=".." chart:class="chart:line" chart:style-name="ch1">
        <chart:title svg:x="0.468cm" svg:y="0.18cm" chart:style-name="ch2">
          <text:p>Скалярное квантование; Рус. тест; Англ. трен.</text:p>
        </chart:title>
        <chart:plot-area chart:style-name="ch3" table:cell-range-address="Лист1.A3:Лист1.A8 Лист1.L3:Лист1.L8" chart:data-source-has-labels="column" svg:x="0.219cm" svg:y="0.862cm" svg:width="10.112cm" svg:height="7.961cm">
          <chart:axis chart:dimension="x" chart:name="primary-x" chart:style-name="ch4">
            <chart:title svg:x="3.087cm" svg:y="8.404cm" chart:style-name="ch5">
              <text:p>Вносимая битовая скрость, бит/с</text:p>
            </chart:title>
            <chart:categories table:cell-range-address="Лист1.A3:Лист1.A8"/>
            <chart:grid chart:style-name="ch6" chart:class="major"/>
          </chart:axis>
          <chart:axis chart:dimension="y" chart:name="primary-y" chart:style-name="ch4">
            <chart:title svg:x="0.211cm" svg:y="5.006cm" chart:style-name="ch7">
              <text:p>CMOS</text:p>
            </chart:title>
            <chart:grid chart:style-name="ch6" chart:class="major"/>
          </chart:axis>
          <chart:series chart:style-name="ch8" chart:values-cell-range-address="Лист1.L3:Лист1.L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 text:id="Лист1.A3:Лист1.A8">1500</text:p>
              </table:table-cell>
              <table:table-cell office:value-type="float" office:value="-1.7">
                <text:p text:id="Лист1.L3:Лист1.L8">-1.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